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3" svg:font-family="'Source Sans Pro Blac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1">Mathis HUREAU</text:span></text:p>
            <text:p text:style-name="P1"><text:span text:style-name="T1">Jérémi GUILLAUMIN</text:span></text:p>
            <text:p text:style-name="P2"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3" svg:font-family="'Source Sans Pro Blac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685cm" fo:min-width="3.361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ffffff" style:font-name="Source Sans Pro Black3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1"><text:page-number>&lt;numéro&gt;</text:page-number></text:span><text:span text:style-name="MT1">/</text:span><text:span text:style-name="MT1"><text:page-count>2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2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24M29S</meta:editing-duration>
    <meta:editing-cycles>10</meta:editing-cycles>
    <meta:generator>LibreOffice/6.2.6.2$Linux_X86_64 LibreOffice_project/20$Build-2</meta:generator>
    <dc:title>Alizarin</dc:title>
    <dc:date>2020-03-09T08:33:50.689022495</dc:date>
    <meta:document-statistic meta:object-count="46"/>
  </office:meta>
</office:document-meta>
</file>